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002cm"/>
    </style:style>
    <style:style style:name="co4" style:family="table-column">
      <style:table-column-properties fo:break-before="auto" style:column-width="4.166cm"/>
    </style:style>
    <style:style style:name="co5" style:family="table-column">
      <style:table-column-properties fo:break-before="auto" style:column-width="3.976cm"/>
    </style:style>
    <style:style style:name="co6" style:family="table-column">
      <style:table-column-properties fo:break-before="auto" style:column-width="2.704cm"/>
    </style:style>
    <style:style style:name="ro1" style:family="table-row">
      <style:table-row-properties style:row-height="0.5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Ubuntu" fo:font-size="13pt" style:font-size-asian="13pt" style:font-size-complex="13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9.711cm" svg:height="16.712cm" svg:x="5.883cm" svg:y="14.452cm">
            <draw:object draw:notify-on-update-of-ranges="Sheet1.A1:Sheet1.A1 Sheet1.A2:Sheet1.A22 Sheet1.F1:Sheet1.F1 Sheet1.F2:Sheet1.F22 Sheet1.A2:Sheet1.A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number-columns-repeated="1015" table:default-cell-style-name="ce2"/>
        <table:table-row table:style-name="ro1">
          <table:table-cell table:style-name="ce1" office:value-type="string" calcext:value-type="string">
            <text:p>control signal</text:p>
          </table:table-cell>
          <table:table-cell table:style-name="ce1" office:value-type="string" calcext:value-type="string">
            <text:p>duty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actual pwm %</text:p>
          </table:table-cell>
          <table:table-cell table:style-name="ce1" office:value-type="string" calcext:value-type="string">
            <text:p>actual pwm</text:p>
          </table:table-cell>
          <table:table-cell table:style-name="ce1" office:value-type="string" calcext:value-type="string">
            <text:p>error factor</text:p>
          </table:table-cell>
          <table:table-cell table:style-name="ce1"/>
          <table:table-cell table:style-name="ce1" office:value-type="string" calcext:value-type="string">
            <text:p>duty osci</text:p>
          </table:table-cell>
          <table:table-cell table:style-name="ce1" office:value-type="string" calcext:value-type="string">
            <text:p>period osci</text:p>
          </table:table-cell>
          <table:table-cell table:style-name="ce1" table:number-columns-repeated="1015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7985" calcext:value-type="float">
            <text:p>7985</text:p>
          </table:table-cell>
          <table:table-cell office:value-type="float" office:value="8411" calcext:value-type="float">
            <text:p>8411</text:p>
          </table:table-cell>
          <table:table-cell table:formula="of:=[.B2]/[.C2]" office:value-type="float" office:value="0.949352038996552" calcext:value-type="float">
            <text:p>0,949352038996552</text:p>
          </table:table-cell>
          <table:table-cell table:formula="of:=[.D2]*255" office:value-type="float" office:value="242.084769944121" calcext:value-type="float">
            <text:p>242,084769944121</text:p>
          </table:table-cell>
          <table:table-cell table:formula="of:=[.E2]/[.A2]" office:value-type="float" office:value="0.949352038996552" calcext:value-type="float">
            <text:p>0,949352038996552</text:p>
          </table:table-cell>
          <table:table-cell table:number-columns-repeated="1018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7967" calcext:value-type="float">
            <text:p>7967</text:p>
          </table:table-cell>
          <table:table-cell office:value-type="float" office:value="8429" calcext:value-type="float">
            <text:p>8429</text:p>
          </table:table-cell>
          <table:table-cell table:formula="of:=[.B3]/[.C3]" office:value-type="float" office:value="0.94518922766639" calcext:value-type="float">
            <text:p>0,94518922766639</text:p>
          </table:table-cell>
          <table:table-cell table:formula="of:=[.D3]*255" office:value-type="float" office:value="241.023253054929" calcext:value-type="float">
            <text:p>241,023253054929</text:p>
          </table:table-cell>
          <table:table-cell table:formula="of:=[.E3]/[.A3]" office:value-type="float" office:value="0.948910445098147" calcext:value-type="float">
            <text:p>0,948910445098147</text:p>
          </table:table-cell>
          <table:table-cell table:number-columns-repeated="1018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7925" calcext:value-type="float">
            <text:p>7925</text:p>
          </table:table-cell>
          <table:table-cell office:value-type="float" office:value="8417" calcext:value-type="float">
            <text:p>8417</text:p>
          </table:table-cell>
          <table:table-cell table:formula="of:=[.B4]/[.C4]" office:value-type="float" office:value="0.941546869430914" calcext:value-type="float">
            <text:p>0,941546869430914</text:p>
          </table:table-cell>
          <table:table-cell table:formula="of:=[.D4]*255" office:value-type="float" office:value="240.094451704883" calcext:value-type="float">
            <text:p>240,094451704883</text:p>
          </table:table-cell>
          <table:table-cell table:formula="of:=[.E4]/[.A4]" office:value-type="float" office:value="0.948989927687284" calcext:value-type="float">
            <text:p>0,948989927687284</text:p>
          </table:table-cell>
          <table:table-cell table:number-columns-repeated="1018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7907" calcext:value-type="float">
            <text:p>7907</text:p>
          </table:table-cell>
          <table:table-cell office:value-type="float" office:value="8435" calcext:value-type="float">
            <text:p>8435</text:p>
          </table:table-cell>
          <table:table-cell table:formula="of:=[.B5]/[.C5]" office:value-type="float" office:value="0.937403675163011" calcext:value-type="float">
            <text:p>0,937403675163011</text:p>
          </table:table-cell>
          <table:table-cell table:formula="of:=[.D5]*255" office:value-type="float" office:value="239.037937166568" calcext:value-type="float">
            <text:p>239,037937166568</text:p>
          </table:table-cell>
          <table:table-cell table:formula="of:=[.E5]/[.A5]" office:value-type="float" office:value="0.948563242724476" calcext:value-type="float">
            <text:p>0,948563242724476</text:p>
          </table:table-cell>
          <table:table-cell table:number-columns-repeated="1018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7859" calcext:value-type="float">
            <text:p>7859</text:p>
          </table:table-cell>
          <table:table-cell office:value-type="float" office:value="8417" calcext:value-type="float">
            <text:p>8417</text:p>
          </table:table-cell>
          <table:table-cell table:formula="of:=[.B6]/[.C6]" office:value-type="float" office:value="0.933705595817987" calcext:value-type="float">
            <text:p>0,933705595817987</text:p>
          </table:table-cell>
          <table:table-cell table:formula="of:=[.D6]*255" office:value-type="float" office:value="238.094926933587" calcext:value-type="float">
            <text:p>238,094926933587</text:p>
          </table:table-cell>
          <table:table-cell table:formula="of:=[.E6]/[.A6]" office:value-type="float" office:value="0.94858536626927" calcext:value-type="float">
            <text:p>0,94858536626927</text:p>
          </table:table-cell>
          <table:table-cell table:number-columns-repeated="1018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7841" calcext:value-type="float">
            <text:p>7841</text:p>
          </table:table-cell>
          <table:table-cell office:value-type="float" office:value="8435" calcext:value-type="float">
            <text:p>8435</text:p>
          </table:table-cell>
          <table:table-cell table:formula="of:=[.B7]/[.C7]" office:value-type="float" office:value="0.929579134558388" calcext:value-type="float">
            <text:p>0,929579134558388</text:p>
          </table:table-cell>
          <table:table-cell table:formula="of:=[.D7]*255" office:value-type="float" office:value="237.042679312389" calcext:value-type="float">
            <text:p>237,042679312389</text:p>
          </table:table-cell>
          <table:table-cell table:formula="of:=[.E7]/[.A7]" office:value-type="float" office:value="0.948170717249555" calcext:value-type="float">
            <text:p>0,948170717249555</text:p>
          </table:table-cell>
          <table:table-cell table:number-columns-repeated="1018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7001" calcext:value-type="float">
            <text:p>7001</text:p>
          </table:table-cell>
          <table:table-cell office:value-type="float" office:value="8417" calcext:value-type="float">
            <text:p>8417</text:p>
          </table:table-cell>
          <table:table-cell table:formula="of:=[.B8]/[.C8]" office:value-type="float" office:value="0.831769038849946" calcext:value-type="float">
            <text:p>0,831769038849946</text:p>
          </table:table-cell>
          <table:table-cell table:formula="of:=[.D8]*255" office:value-type="float" office:value="212.101104906736" calcext:value-type="float">
            <text:p>212,101104906736</text:p>
          </table:table-cell>
          <table:table-cell table:formula="of:=[.E8]/[.A8]" office:value-type="float" office:value="0.942671577363273" calcext:value-type="float">
            <text:p>0,942671577363273</text:p>
          </table:table-cell>
          <table:table-cell table:number-columns-repeated="1018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6179" calcext:value-type="float">
            <text:p>6179</text:p>
          </table:table-cell>
          <table:table-cell office:value-type="float" office:value="8417" calcext:value-type="float">
            <text:p>8417</text:p>
          </table:table-cell>
          <table:table-cell table:formula="of:=[.B9]/[.C9]" office:value-type="float" office:value="0.734109540216229" calcext:value-type="float">
            <text:p>0,734109540216229</text:p>
          </table:table-cell>
          <table:table-cell table:formula="of:=[.D9]*255" office:value-type="float" office:value="187.197932755138" calcext:value-type="float">
            <text:p>187,197932755138</text:p>
          </table:table-cell>
          <table:table-cell table:formula="of:=[.E9]/[.A9]" office:value-type="float" office:value="0.935989663775692" calcext:value-type="float">
            <text:p>0,935989663775692</text:p>
          </table:table-cell>
          <table:table-cell table:number-columns-repeated="1018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4547" calcext:value-type="float">
            <text:p>4547</text:p>
          </table:table-cell>
          <table:table-cell office:value-type="float" office:value="8435" calcext:value-type="float">
            <text:p>8435</text:p>
          </table:table-cell>
          <table:table-cell table:formula="of:=[.B10]/[.C10]" office:value-type="float" office:value="0.539063426200356" calcext:value-type="float">
            <text:p>0,539063426200356</text:p>
          </table:table-cell>
          <table:table-cell table:formula="of:=[.D10]*255" office:value-type="float" office:value="137.461173681091" calcext:value-type="float">
            <text:p>137,461173681091</text:p>
          </table:table-cell>
          <table:table-cell table:formula="of:=[.E10]/[.A10]" office:value-type="float" office:value="0.916407824540605" calcext:value-type="float">
            <text:p>0,916407824540605</text:p>
          </table:table-cell>
          <table:table-cell/>
          <table:table-cell office:value-type="float" office:value="45.96" calcext:value-type="float">
            <text:p>45,96</text:p>
          </table:table-cell>
          <table:table-cell office:value-type="float" office:value="527" calcext:value-type="float">
            <text:p>527</text:p>
          </table:table-cell>
          <table:table-cell table:number-columns-repeated="1015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891" calcext:value-type="float">
            <text:p>2891</text:p>
          </table:table-cell>
          <table:table-cell office:value-type="float" office:value="8417" calcext:value-type="float">
            <text:p>8417</text:p>
          </table:table-cell>
          <table:table-cell table:formula="of:=[.B11]/[.C11]" office:value-type="float" office:value="0.343471545681359" calcext:value-type="float">
            <text:p>0,343471545681359</text:p>
          </table:table-cell>
          <table:table-cell table:formula="of:=[.D11]*255" office:value-type="float" office:value="87.5852441487466" calcext:value-type="float">
            <text:p>87,5852441487466</text:p>
          </table:table-cell>
          <table:table-cell table:formula="of:=[.E11]/[.A11]" office:value-type="float" office:value="0.875852441487466" calcext:value-type="float">
            <text:p>0,875852441487466</text:p>
          </table:table-cell>
          <table:table-cell/>
          <table:table-cell office:value-type="float" office:value="65.43" calcext:value-type="float">
            <text:p>65,43</text:p>
          </table:table-cell>
          <table:table-cell office:value-type="float" office:value="528" calcext:value-type="float">
            <text:p>528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247" calcext:value-type="float">
            <text:p>1247</text:p>
          </table:table-cell>
          <table:table-cell office:value-type="float" office:value="8417" calcext:value-type="float">
            <text:p>8417</text:p>
          </table:table-cell>
          <table:table-cell table:formula="of:=[.B12]/[.C12]" office:value-type="float" office:value="0.148152548413924" calcext:value-type="float">
            <text:p>0,148152548413924</text:p>
          </table:table-cell>
          <table:table-cell table:formula="of:=[.D12]*255" office:value-type="float" office:value="37.7788998455507" calcext:value-type="float">
            <text:p>37,7788998455507</text:p>
          </table:table-cell>
          <table:table-cell table:formula="of:=[.E12]/[.A12]" office:value-type="float" office:value="0.755577996911013" calcext:value-type="float">
            <text:p>0,755577996911013</text:p>
          </table:table-cell>
          <table:table-cell/>
          <table:table-cell office:value-type="float" office:value="85.12" calcext:value-type="float">
            <text:p>85,12</text:p>
          </table:table-cell>
          <table:table-cell office:value-type="float" office:value="527" calcext:value-type="float">
            <text:p>527</text:p>
          </table:table-cell>
          <table:table-cell table:number-columns-repeated="1015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25" calcext:value-type="float">
            <text:p>425</text:p>
          </table:table-cell>
          <table:table-cell office:value-type="float" office:value="8417" calcext:value-type="float">
            <text:p>8417</text:p>
          </table:table-cell>
          <table:table-cell table:formula="of:=[.B13]/[.C13]" office:value-type="float" office:value="0.0504930497802067" calcext:value-type="float">
            <text:p>0,050493049780207</text:p>
          </table:table-cell>
          <table:table-cell table:formula="of:=[.D13]*255" office:value-type="float" office:value="12.8757276939527" calcext:value-type="float">
            <text:p>12,8757276939527</text:p>
          </table:table-cell>
          <table:table-cell table:formula="of:=[.E13]/[.A13]" office:value-type="float" office:value="0.515029107758109" calcext:value-type="float">
            <text:p>0,515029107758109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37" calcext:value-type="float">
            <text:p>137</text:p>
          </table:table-cell>
          <table:table-cell office:value-type="float" office:value="8417" calcext:value-type="float">
            <text:p>8417</text:p>
          </table:table-cell>
          <table:table-cell table:formula="of:=[.B14]/[.C14]" office:value-type="float" office:value="0.0162765831056196" calcext:value-type="float">
            <text:p>0,01627658310562</text:p>
          </table:table-cell>
          <table:table-cell table:formula="of:=[.D14]*255" office:value-type="float" office:value="4.15052869193299" calcext:value-type="float">
            <text:p>4,15052869193299</text:p>
          </table:table-cell>
          <table:table-cell table:formula="of:=[.E14]/[.A14]" office:value-type="float" office:value="0.345877390994416" calcext:value-type="float">
            <text:p>0,345877390994416</text:p>
          </table:table-cell>
          <table:table-cell table:number-columns-repeated="101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8435" calcext:value-type="float">
            <text:p>8435</text:p>
          </table:table-cell>
          <table:table-cell table:formula="of:=[.B15]/[.C15]" office:value-type="float" office:value="0.014819205690575" calcext:value-type="float">
            <text:p>0,014819205690575</text:p>
          </table:table-cell>
          <table:table-cell table:formula="of:=[.D15]*255" office:value-type="float" office:value="3.77889745109662" calcext:value-type="float">
            <text:p>3,77889745109662</text:p>
          </table:table-cell>
          <table:table-cell table:formula="of:=[.E15]/[.A15]" office:value-type="float" office:value="0.343536131917875" calcext:value-type="float">
            <text:p>0,343536131917875</text:p>
          </table:table-cell>
          <table:table-cell table:number-columns-repeated="101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 office:value-type="float" office:value="8417" calcext:value-type="float">
            <text:p>8417</text:p>
          </table:table-cell>
          <table:table-cell table:formula="of:=[.B16]/[.C16]" office:value-type="float" office:value="0.0127123678270168" calcext:value-type="float">
            <text:p>0,012712367827017</text:p>
          </table:table-cell>
          <table:table-cell table:formula="of:=[.D16]*255" office:value-type="float" office:value="3.24165379588927" calcext:value-type="float">
            <text:p>3,24165379588927</text:p>
          </table:table-cell>
          <table:table-cell table:formula="of:=[.E16]/[.A16]" office:value-type="float" office:value="0.324165379588927" calcext:value-type="float">
            <text:p>0,324165379588927</text:p>
          </table:table-cell>
          <table:table-cell table:number-columns-repeated="101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89" calcext:value-type="float">
            <text:p>89</text:p>
          </table:table-cell>
          <table:table-cell office:value-type="float" office:value="8435" calcext:value-type="float">
            <text:p>8435</text:p>
          </table:table-cell>
          <table:table-cell table:formula="of:=[.B17]/[.C17]" office:value-type="float" office:value="0.0105512744516894" calcext:value-type="float">
            <text:p>0,010551274451689</text:p>
          </table:table-cell>
          <table:table-cell table:formula="of:=[.D17]*255" office:value-type="float" office:value="2.69057498518079" calcext:value-type="float">
            <text:p>2,69057498518079</text:p>
          </table:table-cell>
          <table:table-cell table:formula="of:=[.E17]/[.A17]" office:value-type="float" office:value="0.298952776131199" calcext:value-type="float">
            <text:p>0,298952776131199</text:p>
          </table:table-cell>
          <table:table-cell table:number-columns-repeated="101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" calcext:value-type="float">
            <text:p>77</text:p>
          </table:table-cell>
          <table:table-cell office:value-type="float" office:value="8417" calcext:value-type="float">
            <text:p>8417</text:p>
          </table:table-cell>
          <table:table-cell table:formula="of:=[.B18]/[.C18]" office:value-type="float" office:value="0.00914815254841393" calcext:value-type="float">
            <text:p>0,009148152548414</text:p>
          </table:table-cell>
          <table:table-cell table:formula="of:=[.D18]*255" office:value-type="float" office:value="2.33277889984555" calcext:value-type="float">
            <text:p>2,33277889984555</text:p>
          </table:table-cell>
          <table:table-cell table:formula="of:=[.E18]/[.A18]" office:value-type="float" office:value="0.291597362480694" calcext:value-type="float">
            <text:p>0,291597362480694</text:p>
          </table:table-cell>
          <table:table-cell table:number-columns-repeated="101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float" office:value="8441" calcext:value-type="float">
            <text:p>8441</text:p>
          </table:table-cell>
          <table:table-cell table:formula="of:=[.B19]/[.C19]" office:value-type="float" office:value="0.00414642814832366" calcext:value-type="float">
            <text:p>0,004146428148324</text:p>
          </table:table-cell>
          <table:table-cell table:formula="of:=[.D19]*255" office:value-type="float" office:value="1.05733917782253" calcext:value-type="float">
            <text:p>1,05733917782253</text:p>
          </table:table-cell>
          <table:table-cell table:formula="of:=[.E19]/[.A19]" office:value-type="float" office:value="0.352446392607511" calcext:value-type="float">
            <text:p>0,352446392607511</text:p>
          </table:table-cell>
          <table:table-cell table:number-columns-repeated="101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8435" calcext:value-type="float">
            <text:p>8435</text:p>
          </table:table-cell>
          <table:table-cell table:formula="of:=[.B20]/[.C20]" office:value-type="float" office:value="0.0034380557202134" calcext:value-type="float">
            <text:p>0,003438055720213</text:p>
          </table:table-cell>
          <table:table-cell table:formula="of:=[.D20]*255" office:value-type="float" office:value="0.876704208654416" calcext:value-type="float">
            <text:p>0,876704208654416</text:p>
          </table:table-cell>
          <table:table-cell table:formula="of:=[.E20]/[.A20]" office:value-type="float" office:value="0.438352104327208" calcext:value-type="float">
            <text:p>0,438352104327208</text:p>
          </table:table-cell>
          <table:table-cell table:number-columns-repeated="101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8417" calcext:value-type="float">
            <text:p>8417</text:p>
          </table:table-cell>
          <table:table-cell table:formula="of:=[.B21]/[.C21]" office:value-type="float" office:value="0.00201972199120827" calcext:value-type="float">
            <text:p>0,002019721991208</text:p>
          </table:table-cell>
          <table:table-cell table:formula="of:=[.D21]*255" office:value-type="float" office:value="0.515029107758109" calcext:value-type="float">
            <text:p>0,515029107758109</text:p>
          </table:table-cell>
          <table:table-cell table:formula="of:=[.E21]/[.A21]" office:value-type="float" office:value="0.515029107758109" calcext:value-type="float">
            <text:p>0,515029107758109</text:p>
          </table:table-cell>
          <table:table-cell table:number-columns-repeated="1018"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formula="of:=[.B22]/[.C22]" office:value-type="string" office:string-value="" calcext:value-type="error">
            <text:p>#DIV/0!</text:p>
          </table:table-cell>
          <table:table-cell table:formula="of:=[.D22]*255" office:value-type="string" office:string-value="" calcext:value-type="error">
            <text:p>#DIV/0!</text:p>
          </table:table-cell>
          <table:table-cell table:formula="of:=[.E22]/[.A22]" office:value-type="string" office:string-value="" calcext:value-type="error">
            <text:p>#DIV/0!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3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8:10:32.223125942</meta:creation-date>
    <dc:date>2021-02-13T19:22:58.324374355</dc:date>
    <meta:editing-duration>PT20M15S</meta:editing-duration>
    <meta:editing-cycles>1</meta:editing-cycles>
    <meta:document-statistic meta:table-count="1" meta:cell-count="142" meta:object-count="1"/>
    <meta:generator>LibreOffice/6.4.6.2$Linux_X86_64 LibreOffice_project/4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29.712cm" svg:height="16.713cm" xlink:href=".." xlink:type="simple" chart:class="chart:scatter" chart:column-mapping="0" chart:style-name="ch1">
        <chart:legend chart:legend-position="end" svg:x="26.701cm" svg:y="8.057cm" style:legend-expansion="high" chart:style-name="ch2"/>
        <chart:plot-area chart:style-name="ch3" table:cell-range-address="Sheet1.A1:Sheet1.A22 Sheet1.F1:Sheet1.F22" chart:data-source-has-labels="both" svg:x="0.594cm" svg:y="0.334cm" svg:width="25.513cm" svg:height="16.045cm">
          <chartooo:coordinate-region svg:x="1.321cm" svg:y="0.533cm" svg:width="24.506cm" svg:height="15.199cm"/>
          <chart:axis chart:dimension="x" chart:name="primary-x" chart:style-name="ch4" chartooo:axis-type="auto">
            <chart:categories table:cell-range-address="Sheet1.A2:Sheet1.A2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F2:Sheet1.F22" chart:label-cell-address="Sheet1.F1:Sheet1.F1" chart:class="chart:scatter">
            <chart:domain table:cell-range-address="Sheet1.A2:Sheet1.A22"/>
            <chart:data-point chart:repeated="2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error factor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float" office:value="255">
                <text:p>255</text:p>
                <draw:g>
                  <svg:desc>Sheet1.A2:Sheet1.A22</svg:desc>
                </draw:g>
              </table:table-cell>
              <table:table-cell office:value-type="float" office:value="255">
                <text:p>255</text:p>
                <draw:g>
                  <svg:desc>Sheet1.A2:Sheet1.A22</svg:desc>
                </draw:g>
              </table:table-cell>
              <table:table-cell office:value-type="float" office:value="0.949352038996552">
                <text:p>0.949352038996552</text:p>
                <draw:g>
                  <svg:desc>Sheet1.F2:Sheet1.F22</svg:desc>
                </draw:g>
              </table:table-cell>
            </table:table-row>
            <table:table-row>
              <table:table-cell office:value-type="float" office:value="254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0.948910445098147">
                <text:p>0.948910445098147</text:p>
              </table:table-cell>
            </table:table-row>
            <table:table-row>
              <table:table-cell office:value-type="float" office:value="253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0.948989927687284">
                <text:p>0.948989927687284</text:p>
              </table:table-cell>
            </table:table-row>
            <table:table-row>
              <table:table-cell office:value-type="float" office:value="252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0.948563242724476">
                <text:p>0.948563242724476</text:p>
              </table:table-cell>
            </table:table-row>
            <table:table-row>
              <table:table-cell office:value-type="float" office:value="251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0.94858536626927">
                <text:p>0.94858536626927</text:p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0.948170717249555">
                <text:p>0.948170717249555</text:p>
              </table:table-cell>
            </table:table-row>
            <table:table-row>
              <table:table-cell office:value-type="float" office:value="225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0.942671577363273">
                <text:p>0.942671577363273</text:p>
              </table:table-cell>
            </table:table-row>
            <table:table-row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0.935989663775692">
                <text:p>0.93598966377569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0.916407824540605">
                <text:p>0.916407824540605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0.875852441487466">
                <text:p>0.875852441487466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0.755577996911013">
                <text:p>0.755577996911013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.515029107758109">
                <text:p>0.515029107758109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.345877390994416">
                <text:p>0.345877390994416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.343536131917875">
                <text:p>0.34353613191787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.324165379588927">
                <text:p>0.32416537958892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.298952776131199">
                <text:p>0.29895277613119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0.291597362480694">
                <text:p>0.29159736248069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0.352446392607511">
                <text:p>0.35244639260751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438352104327208">
                <text:p>0.438352104327208</text:p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515029107758109">
                <text:p>0.515029107758109</text:p>
              </table:table-cell>
            </table:table-row>
            <table:table-row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